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entury Gothic" svg:font-family="'Century Gothic', 'Malgun Gothic', Dotum, 'Apple SD Gothic Neo', Helvetica, sans-serif"/>
    <style:font-face style:name="Century Gothic1" svg:font-family="'Century Gothic', sans-serif"/>
    <style:font-face style:name="Dotum1" svg:font-family="Dotum, 'Apple SD Gothic Neo', Helvetica, sans-serif"/>
    <style:font-face style:name="Dotum" svg:font-family="Dotum, gulim, 'Apple SD Gothic Neo', Helvetica, sans-serif"/>
    <style:font-face style:name="Dotum3" svg:font-family="Dotum, gulim, Helvetica, 'Apple SD Gothic Neo', sans-serif"/>
    <style:font-face style:name="Lohit Devanagari1" svg:font-family="'Lohit Devanagari'"/>
    <style:font-face style:name="Malgun Gothic" svg:font-family="'Malgun Gothic', Dotum, 'Apple SD Gothic Neo', Helvetica, sans-serif"/>
    <style:font-face style:name="dotum" svg:font-family="dotum, 'Nanum Gothic', applegothic, sans-serif"/>
    <style:font-face style:name="Dotum2" svg:font-family="Dotum, gulim, 'Apple SD Gothic Neo', Helvetica, sans-serif" style:font-family-generic="swiss"/>
    <style:font-face style:name="Liberation Serif" svg:font-family="'Liberation Serif'" style:font-family-generic="roman" style:font-pitch="variable"/>
    <style:font-face style:name="굴림" svg:font-family="굴림" style:font-family-generic="roman" style:font-pitch="variable"/>
    <style:font-face style:name="굴림체" svg:font-family="굴림체" style:font-family-generic="roma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굴림1" svg:font-family="굴림" style:font-family-generic="system" style:font-pitch="variable"/>
    <style:font-face style:name="굴림체1" svg:font-family="굴림체" style:font-family-generic="system" style:font-pitch="variable"/>
    <style:font-face style:name="나눔고딕" svg:font-family="나눔고딕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2" style:family="table">
      <style:table-properties style:width="15.896cm" fo:margin-left="-0.049cm" fo:margin-top="0cm" fo:margin-bottom="0cm" table:align="left" style:writing-mode="lr-tb"/>
    </style:style>
    <style:style style:name="표2.A" style:family="table-column">
      <style:table-column-properties style:column-width="1.025cm"/>
    </style:style>
    <style:style style:name="표2.B" style:family="table-column">
      <style:table-column-properties style:column-width="1.983cm"/>
    </style:style>
    <style:style style:name="표2.C" style:family="table-column">
      <style:table-column-properties style:column-width="4.69cm"/>
    </style:style>
    <style:style style:name="표2.D" style:family="table-column">
      <style:table-column-properties style:column-width="1.61cm"/>
    </style:style>
    <style:style style:name="표2.E" style:family="table-column">
      <style:table-column-properties style:column-width="2.598cm"/>
    </style:style>
    <style:style style:name="표2.F" style:family="table-column">
      <style:table-column-properties style:column-width="2.79cm"/>
    </style:style>
    <style:style style:name="표2.G" style:family="table-column">
      <style:table-column-properties style:column-width="1.198cm"/>
    </style:style>
    <style:style style:name="표2.1" style:family="table-row">
      <style:table-row-properties style:min-row-height="0.953cm" fo:keep-together="always"/>
    </style:style>
    <style:style style:name="표2.A1" style:family="table-cell">
      <style:table-cell-properties style:vertical-align="middle" fo:background-color="#e5e5e5" fo:padding="0.049cm" fo:border-left="1.1pt solid #000000" fo:border-right="0.25pt solid #000000" fo:border-top="1.1pt solid #000000" fo:border-bottom="0.25pt solid #000000">
        <style:background-image/>
      </style:table-cell-properties>
    </style:style>
    <style:style style:name="표2.B1" style:family="table-cell">
      <style:table-cell-properties style:vertical-align="middle" fo:background-color="#e5e5e5" fo:padding="0.049cm" fo:border-left="0.25pt solid #000000" fo:border-right="0.25pt solid #000000" fo:border-top="1.1pt solid #000000" fo:border-bottom="0.25pt solid #000000">
        <style:background-image/>
      </style:table-cell-properties>
    </style:style>
    <style:style style:name="표2.E1" style:family="table-cell">
      <style:table-cell-properties style:vertical-align="middle" fo:background-color="#e5e5e5" fo:padding="0.049cm" fo:border-left="0.25pt solid #000000" fo:border-right="none" fo:border-top="1.1pt solid #000000" fo:border-bottom="0.25pt solid #000000">
        <style:background-image/>
      </style:table-cell-properties>
    </style:style>
    <style:style style:name="표2.G1" style:family="table-cell">
      <style:table-cell-properties style:vertical-align="middle" fo:background-color="#e5e5e5" fo:padding="0.049cm" fo:border-left="0.25pt solid #000000" fo:border-right="1.1pt solid #000000" fo:border-top="1.1pt solid #000000" fo:border-bottom="0.25pt solid #000000">
        <style:background-image/>
      </style:table-cell-properties>
    </style:style>
    <style:style style:name="표2.2" style:family="table-row">
      <style:table-row-properties style:min-row-height="0.852cm" fo:keep-together="always"/>
    </style:style>
    <style:style style:name="표2.A2" style:family="table-cell">
      <style:table-cell-properties style:vertical-align="middle" fo:padding="0.049cm" fo:border-left="1.1pt solid #000000" fo:border-right="0.25pt solid #000000" fo:border-top="0.25pt solid #000000" fo:border-bottom="0.25pt solid #000000"/>
    </style:style>
    <style:style style:name="표2.B2" style:family="table-cell">
      <style:table-cell-properties style:vertical-align="middle" fo:padding="0.049cm" fo:border="0.25pt solid #000000"/>
    </style:style>
    <style:style style:name="표2.C2" style:family="table-cell">
      <style:table-cell-properties style:vertical-align="middle" fo:padding="0.049cm" fo:border="0.25pt solid #000000"/>
    </style:style>
    <style:style style:name="표2.D2" style:family="table-cell">
      <style:table-cell-properties style:vertical-align="middle" fo:padding="0.049cm" fo:border="0.25pt solid #000000"/>
    </style:style>
    <style:style style:name="표2.E2" style:family="table-cell">
      <style:table-cell-properties style:vertical-align="middle" fo:padding="0.049cm" fo:border-left="0.25pt solid #000000" fo:border-right="none" fo:border-top="0.25pt solid #000000" fo:border-bottom="0.25pt solid #000000"/>
    </style:style>
    <style:style style:name="표2.F2" style:family="table-cell">
      <style:table-cell-properties style:vertical-align="middle" fo:padding="0.049cm" fo:border="0.25pt solid #000000"/>
    </style:style>
    <style:style style:name="표2.G2" style:family="table-cell">
      <style:table-cell-properties style:vertical-align="middle" fo:padding="0.049cm" fo:border-left="0.25pt solid #000000" fo:border-right="1.1pt solid #000000" fo:border-top="0.25pt solid #000000" fo:border-bottom="0.25pt solid #000000"/>
    </style:style>
    <style:style style:name="표2.A3" style:family="table-cell">
      <style:table-cell-properties style:vertical-align="middle" fo:padding="0.049cm" fo:border-left="1.1pt solid #000000" fo:border-right="0.25pt solid #000000" fo:border-top="0.25pt solid #000000" fo:border-bottom="0.25pt solid #000000"/>
    </style:style>
    <style:style style:name="표2.B3" style:family="table-cell">
      <style:table-cell-properties style:vertical-align="middle" fo:padding="0.049cm" fo:border="0.25pt solid #000000"/>
    </style:style>
    <style:style style:name="표2.C3" style:family="table-cell">
      <style:table-cell-properties style:vertical-align="middle" fo:padding="0.049cm" fo:border="0.25pt solid #000000"/>
    </style:style>
    <style:style style:name="표2.D3" style:family="table-cell">
      <style:table-cell-properties style:vertical-align="middle" fo:padding="0.049cm" fo:border="0.25pt solid #000000"/>
    </style:style>
    <style:style style:name="표2.E3" style:family="table-cell">
      <style:table-cell-properties style:vertical-align="middle" fo:padding="0.049cm" fo:border-left="0.25pt solid #000000" fo:border-right="none" fo:border-top="0.25pt solid #000000" fo:border-bottom="0.25pt solid #000000"/>
    </style:style>
    <style:style style:name="표2.F3" style:family="table-cell">
      <style:table-cell-properties style:vertical-align="middle" fo:padding="0.049cm" fo:border="0.25pt solid #000000"/>
    </style:style>
    <style:style style:name="표2.G3" style:family="table-cell">
      <style:table-cell-properties style:vertical-align="middle" fo:padding="0.049cm" fo:border-left="0.25pt solid #000000" fo:border-right="1.1pt solid #000000" fo:border-top="0.25pt solid #000000" fo:border-bottom="0.25pt solid #000000"/>
    </style:style>
    <style:style style:name="표2.A4" style:family="table-cell">
      <style:table-cell-properties style:vertical-align="middle" fo:padding="0.049cm" fo:border-left="1.1pt solid #000000" fo:border-right="0.25pt solid #000000" fo:border-top="0.25pt solid #000000" fo:border-bottom="0.25pt solid #000000"/>
    </style:style>
    <style:style style:name="표2.B4" style:family="table-cell">
      <style:table-cell-properties style:vertical-align="middle" fo:padding="0.049cm" fo:border="0.25pt solid #000000"/>
    </style:style>
    <style:style style:name="표2.C4" style:family="table-cell">
      <style:table-cell-properties style:vertical-align="middle" fo:padding="0.049cm" fo:border="0.25pt solid #000000"/>
    </style:style>
    <style:style style:name="표2.D4" style:family="table-cell">
      <style:table-cell-properties style:vertical-align="middle" fo:padding="0.049cm" fo:border="0.25pt solid #000000"/>
    </style:style>
    <style:style style:name="표2.E4" style:family="table-cell">
      <style:table-cell-properties style:vertical-align="middle" fo:padding="0.049cm" fo:border-left="0.25pt solid #000000" fo:border-right="none" fo:border-top="0.25pt solid #000000" fo:border-bottom="0.25pt solid #000000"/>
    </style:style>
    <style:style style:name="표2.F4" style:family="table-cell">
      <style:table-cell-properties style:vertical-align="middle" fo:padding="0.049cm" fo:border="0.25pt solid #000000"/>
    </style:style>
    <style:style style:name="표2.G4" style:family="table-cell">
      <style:table-cell-properties style:vertical-align="middle" fo:padding="0.049cm" fo:border-left="0.25pt solid #000000" fo:border-right="1.1pt solid #000000" fo:border-top="0.25pt solid #000000" fo:border-bottom="0.25pt solid #000000"/>
    </style:style>
    <style:style style:name="표2.A5" style:family="table-cell">
      <style:table-cell-properties style:vertical-align="middle" fo:padding="0.049cm" fo:border-left="1.1pt solid #000000" fo:border-right="0.25pt solid #000000" fo:border-top="0.25pt solid #000000" fo:border-bottom="0.25pt solid #000000"/>
    </style:style>
    <style:style style:name="표2.B5" style:family="table-cell">
      <style:table-cell-properties style:vertical-align="middle" fo:padding="0.049cm" fo:border="0.25pt solid #000000"/>
    </style:style>
    <style:style style:name="표2.C5" style:family="table-cell">
      <style:table-cell-properties style:vertical-align="middle" fo:padding="0.049cm" fo:border="0.25pt solid #000000"/>
    </style:style>
    <style:style style:name="표2.D5" style:family="table-cell">
      <style:table-cell-properties style:vertical-align="middle" fo:padding="0.049cm" fo:border="0.25pt solid #000000"/>
    </style:style>
    <style:style style:name="표2.E5" style:family="table-cell">
      <style:table-cell-properties style:vertical-align="middle" fo:padding="0.049cm" fo:border-left="0.25pt solid #000000" fo:border-right="none" fo:border-top="0.25pt solid #000000" fo:border-bottom="0.25pt solid #000000"/>
    </style:style>
    <style:style style:name="표2.F5" style:family="table-cell">
      <style:table-cell-properties style:vertical-align="middle" fo:padding="0.049cm" fo:border="0.25pt solid #000000"/>
    </style:style>
    <style:style style:name="표2.G5" style:family="table-cell">
      <style:table-cell-properties style:vertical-align="middle" fo:padding="0.049cm" fo:border-left="0.25pt solid #000000" fo:border-right="1.1pt solid #000000" fo:border-top="0.25pt solid #000000" fo:border-bottom="0.25pt solid #000000"/>
    </style:style>
    <style:style style:name="표2.A6" style:family="table-cell">
      <style:table-cell-properties style:vertical-align="middle" fo:padding="0.049cm" fo:border-left="1.1pt solid #000000" fo:border-right="0.25pt solid #000000" fo:border-top="0.25pt solid #000000" fo:border-bottom="0.25pt solid #000000"/>
    </style:style>
    <style:style style:name="표2.B6" style:family="table-cell">
      <style:table-cell-properties style:vertical-align="middle" fo:padding="0.049cm" fo:border="0.25pt solid #000000"/>
    </style:style>
    <style:style style:name="표2.C6" style:family="table-cell">
      <style:table-cell-properties style:vertical-align="middle" fo:padding="0.049cm" fo:border="0.25pt solid #000000"/>
    </style:style>
    <style:style style:name="표2.D6" style:family="table-cell">
      <style:table-cell-properties style:vertical-align="middle" fo:padding="0.049cm" fo:border="0.25pt solid #000000"/>
    </style:style>
    <style:style style:name="표2.E6" style:family="table-cell">
      <style:table-cell-properties style:vertical-align="middle" fo:padding="0.049cm" fo:border-left="0.25pt solid #000000" fo:border-right="none" fo:border-top="0.25pt solid #000000" fo:border-bottom="0.25pt solid #000000"/>
    </style:style>
    <style:style style:name="표2.F6" style:family="table-cell">
      <style:table-cell-properties style:vertical-align="middle" fo:padding="0.049cm" fo:border="0.25pt solid #000000"/>
    </style:style>
    <style:style style:name="표2.G6" style:family="table-cell">
      <style:table-cell-properties style:vertical-align="middle" fo:padding="0.049cm" fo:border-left="0.25pt solid #000000" fo:border-right="1.1pt solid #000000" fo:border-top="0.25pt solid #000000" fo:border-bottom="0.25pt solid #000000"/>
    </style:style>
    <style:style style:name="표2.A7" style:family="table-cell">
      <style:table-cell-properties style:vertical-align="middle" fo:padding="0.049cm" fo:border-left="1.1pt solid #000000" fo:border-right="0.25pt solid #000000" fo:border-top="0.25pt solid #000000" fo:border-bottom="0.25pt solid #000000"/>
    </style:style>
    <style:style style:name="표2.B7" style:family="table-cell">
      <style:table-cell-properties style:vertical-align="middle" fo:padding="0.049cm" fo:border="0.25pt solid #000000"/>
    </style:style>
    <style:style style:name="표2.C7" style:family="table-cell">
      <style:table-cell-properties style:vertical-align="middle" fo:padding="0.049cm" fo:border="0.25pt solid #000000"/>
    </style:style>
    <style:style style:name="표2.D7" style:family="table-cell">
      <style:table-cell-properties style:vertical-align="middle" fo:padding="0.049cm" fo:border="0.25pt solid #000000"/>
    </style:style>
    <style:style style:name="표2.E7" style:family="table-cell">
      <style:table-cell-properties style:vertical-align="middle" fo:padding="0.049cm" fo:border-left="0.25pt solid #000000" fo:border-right="none" fo:border-top="0.25pt solid #000000" fo:border-bottom="0.25pt solid #000000"/>
    </style:style>
    <style:style style:name="표2.F7" style:family="table-cell">
      <style:table-cell-properties style:vertical-align="middle" fo:padding="0.049cm" fo:border="0.25pt solid #000000"/>
    </style:style>
    <style:style style:name="표2.G7" style:family="table-cell">
      <style:table-cell-properties style:vertical-align="middle" fo:padding="0.049cm" fo:border-left="0.25pt solid #000000" fo:border-right="1.1pt solid #000000" fo:border-top="0.25pt solid #000000" fo:border-bottom="0.25pt solid #000000"/>
    </style:style>
    <style:style style:name="표2.A8" style:family="table-cell">
      <style:table-cell-properties style:vertical-align="middle" fo:padding="0.049cm" fo:border-left="1.1pt solid #000000" fo:border-right="0.25pt solid #000000" fo:border-top="0.25pt solid #000000" fo:border-bottom="0.25pt solid #000000"/>
    </style:style>
    <style:style style:name="표2.B8" style:family="table-cell">
      <style:table-cell-properties style:vertical-align="middle" fo:padding="0.049cm" fo:border="0.25pt solid #000000"/>
    </style:style>
    <style:style style:name="표2.C8" style:family="table-cell">
      <style:table-cell-properties style:vertical-align="middle" fo:padding="0.049cm" fo:border="0.25pt solid #000000"/>
    </style:style>
    <style:style style:name="표2.D8" style:family="table-cell">
      <style:table-cell-properties style:vertical-align="middle" fo:padding="0.049cm" fo:border="0.25pt solid #000000"/>
    </style:style>
    <style:style style:name="표2.E8" style:family="table-cell">
      <style:table-cell-properties style:vertical-align="middle" fo:padding="0.049cm" fo:border-left="0.25pt solid #000000" fo:border-right="none" fo:border-top="0.25pt solid #000000" fo:border-bottom="0.25pt solid #000000"/>
    </style:style>
    <style:style style:name="표2.F8" style:family="table-cell">
      <style:table-cell-properties style:vertical-align="middle" fo:padding="0.049cm" fo:border="0.25pt solid #000000"/>
    </style:style>
    <style:style style:name="표2.G8" style:family="table-cell">
      <style:table-cell-properties style:vertical-align="middle" fo:padding="0.049cm" fo:border-left="0.25pt solid #000000" fo:border-right="1.1pt solid #000000" fo:border-top="0.25pt solid #000000" fo:border-bottom="0.25pt solid #000000"/>
    </style:style>
    <style:style style:name="표2.A9" style:family="table-cell">
      <style:table-cell-properties style:vertical-align="middle" fo:padding="0.049cm" fo:border-left="1.1pt solid #000000" fo:border-right="0.25pt solid #000000" fo:border-top="0.25pt solid #000000" fo:border-bottom="0.25pt solid #000000"/>
    </style:style>
    <style:style style:name="표2.B9" style:family="table-cell">
      <style:table-cell-properties style:vertical-align="middle" fo:padding="0.049cm" fo:border="0.25pt solid #000000"/>
    </style:style>
    <style:style style:name="표2.C9" style:family="table-cell">
      <style:table-cell-properties style:vertical-align="middle" fo:padding="0.049cm" fo:border="0.25pt solid #000000"/>
    </style:style>
    <style:style style:name="표2.D9" style:family="table-cell">
      <style:table-cell-properties style:vertical-align="middle" fo:padding="0.049cm" fo:border="0.25pt solid #000000"/>
    </style:style>
    <style:style style:name="표2.E9" style:family="table-cell">
      <style:table-cell-properties style:vertical-align="middle" fo:padding="0.049cm" fo:border-left="0.25pt solid #000000" fo:border-right="none" fo:border-top="0.25pt solid #000000" fo:border-bottom="0.25pt solid #000000"/>
    </style:style>
    <style:style style:name="표2.F9" style:family="table-cell">
      <style:table-cell-properties style:vertical-align="middle" fo:padding="0.049cm" fo:border="0.25pt solid #000000"/>
    </style:style>
    <style:style style:name="표2.G9" style:family="table-cell">
      <style:table-cell-properties style:vertical-align="middle" fo:padding="0.049cm" fo:border-left="0.25pt solid #000000" fo:border-right="1.1pt solid #000000" fo:border-top="0.25pt solid #000000" fo:border-bottom="0.25pt solid #000000"/>
    </style:style>
    <style:style style:name="표2.A10" style:family="table-cell">
      <style:table-cell-properties style:vertical-align="middle" fo:padding="0.049cm" fo:border-left="1.1pt solid #000000" fo:border-right="0.25pt solid #000000" fo:border-top="0.25pt solid #000000" fo:border-bottom="0.25pt solid #000000"/>
    </style:style>
    <style:style style:name="표2.B10" style:family="table-cell">
      <style:table-cell-properties style:vertical-align="middle" fo:padding="0.049cm" fo:border="0.25pt solid #000000"/>
    </style:style>
    <style:style style:name="표2.C10" style:family="table-cell">
      <style:table-cell-properties style:vertical-align="middle" fo:padding="0.049cm" fo:border="0.25pt solid #000000"/>
    </style:style>
    <style:style style:name="표2.D10" style:family="table-cell">
      <style:table-cell-properties style:vertical-align="middle" fo:padding="0.049cm" fo:border="0.25pt solid #000000"/>
    </style:style>
    <style:style style:name="표2.E10" style:family="table-cell">
      <style:table-cell-properties style:vertical-align="middle" fo:padding="0.049cm" fo:border-left="0.25pt solid #000000" fo:border-right="none" fo:border-top="0.25pt solid #000000" fo:border-bottom="0.25pt solid #000000"/>
    </style:style>
    <style:style style:name="표2.F10" style:family="table-cell">
      <style:table-cell-properties style:vertical-align="middle" fo:padding="0.049cm" fo:border="0.25pt solid #000000"/>
    </style:style>
    <style:style style:name="표2.G10" style:family="table-cell">
      <style:table-cell-properties style:vertical-align="middle" fo:padding="0.049cm" fo:border-left="0.25pt solid #000000" fo:border-right="1.1pt solid #000000" fo:border-top="0.25pt solid #000000" fo:border-bottom="0.25pt solid #000000"/>
    </style:style>
    <style:style style:name="표2.A11" style:family="table-cell">
      <style:table-cell-properties style:vertical-align="middle" fo:padding="0.049cm" fo:border-left="1.1pt solid #000000" fo:border-right="0.25pt solid #000000" fo:border-top="0.25pt solid #000000" fo:border-bottom="0.25pt solid #000000"/>
    </style:style>
    <style:style style:name="표2.B11" style:family="table-cell">
      <style:table-cell-properties style:vertical-align="middle" fo:padding="0.049cm" fo:border="0.25pt solid #000000"/>
    </style:style>
    <style:style style:name="표2.C11" style:family="table-cell">
      <style:table-cell-properties style:vertical-align="middle" fo:padding="0.049cm" fo:border="0.25pt solid #000000"/>
    </style:style>
    <style:style style:name="표2.D11" style:family="table-cell">
      <style:table-cell-properties style:vertical-align="middle" fo:padding="0.049cm" fo:border="0.25pt solid #000000"/>
    </style:style>
    <style:style style:name="표2.E11" style:family="table-cell">
      <style:table-cell-properties style:vertical-align="middle" fo:padding="0.049cm" fo:border-left="0.25pt solid #000000" fo:border-right="none" fo:border-top="0.25pt solid #000000" fo:border-bottom="0.25pt solid #000000"/>
    </style:style>
    <style:style style:name="표2.F11" style:family="table-cell">
      <style:table-cell-properties style:vertical-align="middle" fo:padding="0.049cm" fo:border="0.25pt solid #000000"/>
    </style:style>
    <style:style style:name="표2.G11" style:family="table-cell">
      <style:table-cell-properties style:vertical-align="middle" fo:padding="0.049cm" fo:border-left="0.25pt solid #000000" fo:border-right="1.1pt solid #000000" fo:border-top="0.25pt solid #000000" fo:border-bottom="0.25pt solid #000000"/>
    </style:style>
    <style:style style:name="표2.A12" style:family="table-cell">
      <style:table-cell-properties style:vertical-align="middle" fo:padding="0.049cm" fo:border-left="1.1pt solid #000000" fo:border-right="0.25pt solid #000000" fo:border-top="0.25pt solid #000000" fo:border-bottom="0.25pt solid #000000"/>
    </style:style>
    <style:style style:name="표2.B12" style:family="table-cell">
      <style:table-cell-properties style:vertical-align="middle" fo:padding="0.049cm" fo:border="0.25pt solid #000000"/>
    </style:style>
    <style:style style:name="표2.C12" style:family="table-cell">
      <style:table-cell-properties style:vertical-align="middle" fo:padding="0.049cm" fo:border="0.25pt solid #000000"/>
    </style:style>
    <style:style style:name="표2.D12" style:family="table-cell">
      <style:table-cell-properties style:vertical-align="middle" fo:padding="0.049cm" fo:border="0.25pt solid #000000"/>
    </style:style>
    <style:style style:name="표2.E12" style:family="table-cell">
      <style:table-cell-properties style:vertical-align="middle" fo:padding="0.049cm" fo:border-left="0.25pt solid #000000" fo:border-right="none" fo:border-top="0.25pt solid #000000" fo:border-bottom="0.25pt solid #000000"/>
    </style:style>
    <style:style style:name="표2.F12" style:family="table-cell">
      <style:table-cell-properties style:vertical-align="middle" fo:padding="0.049cm" fo:border="0.25pt solid #000000"/>
    </style:style>
    <style:style style:name="표2.G12" style:family="table-cell">
      <style:table-cell-properties style:vertical-align="middle" fo:padding="0.049cm" fo:border-left="0.25pt solid #000000" fo:border-right="1.1pt solid #000000" fo:border-top="0.25pt solid #000000" fo:border-bottom="0.25pt solid #000000"/>
    </style:style>
    <style:style style:name="표2.A13" style:family="table-cell">
      <style:table-cell-properties style:vertical-align="middle" fo:padding="0.049cm" fo:border-left="1.1pt solid #000000" fo:border-right="0.25pt solid #000000" fo:border-top="0.25pt solid #000000" fo:border-bottom="0.25pt solid #000000"/>
    </style:style>
    <style:style style:name="표2.B13" style:family="table-cell">
      <style:table-cell-properties style:vertical-align="middle" fo:padding="0.049cm" fo:border="0.25pt solid #000000"/>
    </style:style>
    <style:style style:name="표2.C13" style:family="table-cell">
      <style:table-cell-properties style:vertical-align="middle" fo:padding="0.049cm" fo:border="0.25pt solid #000000"/>
    </style:style>
    <style:style style:name="표2.D13" style:family="table-cell">
      <style:table-cell-properties style:vertical-align="middle" fo:padding="0.049cm" fo:border="0.25pt solid #000000"/>
    </style:style>
    <style:style style:name="표2.E13" style:family="table-cell">
      <style:table-cell-properties style:vertical-align="middle" fo:padding="0.049cm" fo:border-left="0.25pt solid #000000" fo:border-right="none" fo:border-top="0.25pt solid #000000" fo:border-bottom="0.25pt solid #000000"/>
    </style:style>
    <style:style style:name="표2.F13" style:family="table-cell">
      <style:table-cell-properties style:vertical-align="middle" fo:padding="0.049cm" fo:border="0.25pt solid #000000"/>
    </style:style>
    <style:style style:name="표2.G13" style:family="table-cell">
      <style:table-cell-properties style:vertical-align="middle" fo:padding="0.049cm" fo:border-left="0.25pt solid #000000" fo:border-right="1.1pt solid #000000" fo:border-top="0.25pt solid #000000" fo:border-bottom="0.25pt solid #000000"/>
    </style:style>
    <style:style style:name="표2.A14" style:family="table-cell">
      <style:table-cell-properties style:vertical-align="middle" fo:padding="0.049cm" fo:border-left="1.1pt solid #000000" fo:border-right="0.25pt solid #000000" fo:border-top="0.25pt solid #000000" fo:border-bottom="0.25pt solid #000000"/>
    </style:style>
    <style:style style:name="표2.B14" style:family="table-cell">
      <style:table-cell-properties style:vertical-align="middle" fo:padding="0.049cm" fo:border="0.25pt solid #000000"/>
    </style:style>
    <style:style style:name="표2.C14" style:family="table-cell">
      <style:table-cell-properties style:vertical-align="middle" fo:padding="0.049cm" fo:border="0.25pt solid #000000"/>
    </style:style>
    <style:style style:name="표2.D14" style:family="table-cell">
      <style:table-cell-properties style:vertical-align="middle" fo:padding="0.049cm" fo:border="0.25pt solid #000000"/>
    </style:style>
    <style:style style:name="표2.E14" style:family="table-cell">
      <style:table-cell-properties style:vertical-align="middle" fo:padding="0.049cm" fo:border-left="0.25pt solid #000000" fo:border-right="none" fo:border-top="0.25pt solid #000000" fo:border-bottom="0.25pt solid #000000"/>
    </style:style>
    <style:style style:name="표2.F14" style:family="table-cell">
      <style:table-cell-properties style:vertical-align="middle" fo:padding="0.049cm" fo:border="0.25pt solid #000000"/>
    </style:style>
    <style:style style:name="표2.G14" style:family="table-cell">
      <style:table-cell-properties style:vertical-align="middle" fo:padding="0.049cm" fo:border-left="0.25pt solid #000000" fo:border-right="1.1pt solid #000000" fo:border-top="0.25pt solid #000000" fo:border-bottom="0.25pt solid #000000"/>
    </style:style>
    <style:style style:name="표2.A15" style:family="table-cell">
      <style:table-cell-properties style:vertical-align="middle" fo:padding="0.049cm" fo:border-left="1.1pt solid #000000" fo:border-right="0.25pt solid #000000" fo:border-top="0.25pt solid #000000" fo:border-bottom="0.25pt solid #000000"/>
    </style:style>
    <style:style style:name="표2.B15" style:family="table-cell">
      <style:table-cell-properties style:vertical-align="middle" fo:padding="0.049cm" fo:border="0.25pt solid #000000"/>
    </style:style>
    <style:style style:name="표2.C15" style:family="table-cell">
      <style:table-cell-properties style:vertical-align="middle" fo:padding="0.049cm" fo:border="0.25pt solid #000000"/>
    </style:style>
    <style:style style:name="표2.D15" style:family="table-cell">
      <style:table-cell-properties style:vertical-align="middle" fo:padding="0.049cm" fo:border="0.25pt solid #000000"/>
    </style:style>
    <style:style style:name="표2.E15" style:family="table-cell">
      <style:table-cell-properties style:vertical-align="middle" fo:padding="0.049cm" fo:border-left="0.25pt solid #000000" fo:border-right="none" fo:border-top="0.25pt solid #000000" fo:border-bottom="0.25pt solid #000000"/>
    </style:style>
    <style:style style:name="표2.F15" style:family="table-cell">
      <style:table-cell-properties style:vertical-align="middle" fo:padding="0.049cm" fo:border="0.25pt solid #000000"/>
    </style:style>
    <style:style style:name="표2.G15" style:family="table-cell">
      <style:table-cell-properties style:vertical-align="middle" fo:padding="0.049cm" fo:border-left="0.25pt solid #000000" fo:border-right="1.1pt solid #000000" fo:border-top="0.25pt solid #000000" fo:border-bottom="0.25pt solid #000000"/>
    </style:style>
    <style:style style:name="P1" style:family="paragraph" style:parent-style-name="Standard">
      <style:text-properties fo:color="#000000" style:font-name="굴림체" fo:font-size="11pt" fo:letter-spacing="normal" style:font-name-asian="굴림체1" style:font-size-asian="11pt" style:text-scale="100%"/>
    </style:style>
    <style:style style:name="P2" style:family="paragraph" style:parent-style-name="Standard">
      <style:text-properties fo:color="#000000" fo:letter-spacing="normal"/>
    </style:style>
    <style:style style:name="P3" style:family="paragraph" style:parent-style-name="바탕글">
      <style:text-properties fo:color="#000000" style:font-name="굴림체" fo:font-size="11pt" fo:letter-spacing="normal" style:font-name-asian="굴림체1" style:font-size-asian="11pt" style:text-scale="100%"/>
    </style:style>
    <style:style style:name="P4" style:family="paragraph" style:parent-style-name="바탕글">
      <style:paragraph-properties fo:text-align="center" style:justify-single-word="false"/>
      <style:text-properties fo:color="#000000" style:font-name="굴림체" fo:font-size="11pt" fo:letter-spacing="normal" style:font-name-asian="굴림체1" style:font-size-asian="11pt" style:text-scale="100%"/>
    </style:style>
    <style:style style:name="P5" style:family="paragraph" style:parent-style-name="바탕글">
      <style:paragraph-properties fo:text-align="center" style:justify-single-word="false"/>
      <style:text-properties fo:color="#000000" style:font-name="굴림체" fo:font-size="11pt" fo:letter-spacing="normal" officeooo:paragraph-rsid="0009aead" style:font-name-asian="굴림체1" style:font-size-asian="11pt" style:text-scale="100%"/>
    </style:style>
    <style:style style:name="P6" style:family="paragraph" style:parent-style-name="바탕글">
      <style:paragraph-properties fo:text-align="center" style:justify-single-word="false"/>
      <style:text-properties fo:color="#000000" style:font-name="굴림체" fo:font-size="11pt" fo:letter-spacing="normal" officeooo:paragraph-rsid="000a0197" style:font-name-asian="굴림체1" style:font-size-asian="11pt" style:text-scale="100%"/>
    </style:style>
    <style:style style:name="P7" style:family="paragraph" style:parent-style-name="바탕글">
      <style:paragraph-properties fo:text-align="center" style:justify-single-word="false"/>
      <style:text-properties fo:color="#000000" style:font-name="굴림체" fo:font-size="11pt" fo:letter-spacing="normal" officeooo:paragraph-rsid="000ae96a" style:font-name-asian="굴림체1" style:font-size-asian="11pt" style:text-scale="100%"/>
    </style:style>
    <style:style style:name="P8" style:family="paragraph" style:parent-style-name="바탕글">
      <style:text-properties fo:color="#000000" style:font-name="굴림체" fo:font-size="11pt" fo:letter-spacing="normal" officeooo:paragraph-rsid="000a0197" style:font-name-asian="굴림체1" style:font-size-asian="11pt" style:text-scale="100%"/>
    </style:style>
    <style:style style:name="P9" style:family="paragraph" style:parent-style-name="바탕글">
      <style:text-properties fo:color="#000000" style:font-name="굴림체" fo:font-size="11pt" fo:letter-spacing="normal" officeooo:rsid="0007d365" officeooo:paragraph-rsid="0007d365" style:font-name-asian="굴림체1" style:font-size-asian="11pt" style:text-scale="100%"/>
    </style:style>
    <style:style style:name="P10" style:family="paragraph" style:parent-style-name="바탕글">
      <style:paragraph-properties fo:text-align="center" style:justify-single-word="false"/>
      <style:text-properties fo:color="#000000" style:font-name="굴림체" fo:font-size="11pt" fo:letter-spacing="normal" officeooo:rsid="0007d365" officeooo:paragraph-rsid="0007d365" style:font-name-asian="굴림체1" style:font-size-asian="11pt" style:text-scale="100%"/>
    </style:style>
    <style:style style:name="P11" style:family="paragraph" style:parent-style-name="바탕글">
      <style:text-properties fo:color="#000000" style:font-name="굴림체" fo:font-size="11pt" fo:letter-spacing="normal" officeooo:rsid="0009aead" officeooo:paragraph-rsid="0009aead" style:font-name-asian="굴림체1" style:font-size-asian="11pt" style:text-scale="100%"/>
    </style:style>
    <style:style style:name="P12" style:family="paragraph" style:parent-style-name="바탕글">
      <style:paragraph-properties fo:text-align="center" style:justify-single-word="false"/>
      <style:text-properties fo:color="#000000" style:font-name="굴림체" fo:font-size="11pt" fo:letter-spacing="normal" officeooo:rsid="0009aead" officeooo:paragraph-rsid="0009aead" style:font-name-asian="굴림체1" style:font-size-asian="11pt" style:text-scale="100%"/>
    </style:style>
    <style:style style:name="P13" style:family="paragraph" style:parent-style-name="바탕글">
      <style:text-properties fo:color="#000000" style:font-name="굴림체" fo:font-size="11pt" fo:letter-spacing="normal" officeooo:rsid="000a0197" officeooo:paragraph-rsid="000a0197" style:font-name-asian="굴림체1" style:font-size-asian="11pt" style:text-scale="100%"/>
    </style:style>
    <style:style style:name="P14" style:family="paragraph" style:parent-style-name="바탕글">
      <style:paragraph-properties fo:text-align="center" style:justify-single-word="false"/>
      <style:text-properties fo:color="#000000" style:font-name="굴림체" fo:font-size="11pt" fo:letter-spacing="normal" officeooo:rsid="000a0197" officeooo:paragraph-rsid="000a0197" style:font-name-asian="굴림체1" style:font-size-asian="11pt" style:text-scale="100%"/>
    </style:style>
    <style:style style:name="P15" style:family="paragraph" style:parent-style-name="바탕글">
      <style:paragraph-properties fo:text-align="center" style:justify-single-word="false"/>
      <style:text-properties fo:color="#000000" style:font-name="굴림체" fo:font-size="11pt" fo:letter-spacing="normal" officeooo:rsid="000ae96a" officeooo:paragraph-rsid="000ae96a" style:font-name-asian="굴림체1" style:font-size-asian="11pt" style:text-scale="100%"/>
    </style:style>
    <style:style style:name="P16" style:family="paragraph" style:parent-style-name="바탕글">
      <style:paragraph-properties fo:margin-left="0cm" fo:margin-right="0cm" fo:margin-top="0cm" fo:margin-bottom="0cm" loext:contextual-spacing="false" fo:line-height="120%" fo:text-align="center" style:justify-single-word="false" fo:text-indent="0cm" style:auto-text-indent="false" style:vertical-align="baseline" style:snap-to-layout-grid="false">
        <style:tab-stops/>
      </style:paragraph-properties>
    </style:style>
    <style:style style:name="P17" style:family="paragraph" style:parent-style-name="바탕글">
      <style:paragraph-properties fo:margin-left="0cm" fo:margin-right="0cm" fo:margin-top="0cm" fo:margin-bottom="0cm" loext:contextual-spacing="false" fo:line-height="120%" fo:text-align="center" style:justify-single-word="false" fo:text-indent="0cm" style:auto-text-indent="false" style:vertical-align="baseline" style:snap-to-layout-grid="false">
        <style:tab-stops/>
      </style:paragraph-properties>
      <style:text-properties officeooo:rsid="000a0197" officeooo:paragraph-rsid="000a0197"/>
    </style:style>
    <style:style style:name="P18" style:family="paragraph" style:parent-style-name="바탕글" style:master-page-name="Standard">
      <style:paragraph-properties fo:margin-left="0cm" fo:margin-right="0cm" fo:margin-top="0cm" fo:margin-bottom="0cm" loext:contextual-spacing="false" fo:line-height="120%" fo:text-align="center" style:justify-single-word="false" fo:text-indent="0cm" style:auto-text-indent="false" style:page-number="auto" style:vertical-align="baseline" style:snap-to-layout-grid="false">
        <style:tab-stops/>
      </style:paragraph-properties>
    </style:style>
    <style:style style:name="T1" style:family="text">
      <style:text-properties fo:color="#000000" style:font-name="굴림체" fo:font-size="18pt" fo:letter-spacing="normal" fo:font-weight="bold" style:font-name-asian="굴림체1" style:font-size-asian="18pt" style:font-weight-asian="bold" style:font-weight-complex="bold" style:text-scale="100%"/>
    </style:style>
    <style:style style:name="T2" style:family="text">
      <style:text-properties fo:color="#000000" style:font-name="굴림체" fo:font-size="16pt" fo:letter-spacing="normal" style:font-name-asian="굴림체1" style:font-size-asian="16pt" style:text-scale="100%"/>
    </style:style>
    <style:style style:name="T3" style:family="text">
      <style:text-properties fo:color="#000000" style:font-name="굴림체" fo:font-size="10pt" fo:letter-spacing="normal" style:font-name-asian="굴림체1" style:font-size-asian="10pt" style:text-scale="100%"/>
    </style:style>
    <style:style style:name="T4" style:family="text">
      <style:text-properties fo:color="#000000" style:font-name="굴림체" fo:font-size="11pt" fo:letter-spacing="normal" style:font-name-asian="굴림체1" style:font-size-asian="11pt" style:text-scale="100%"/>
    </style:style>
    <style:style style:name="T5" style:family="text">
      <style:text-properties fo:font-variant="normal" fo:text-transform="none" fo:color="#333333" style:text-line-through-style="none" style:text-line-through-type="none" style:font-name="Dotum" fo:font-size="9pt" fo:font-style="normal" style:text-underline-style="none" fo:font-weight="bold" style:text-blinking="false"/>
    </style:style>
    <style:style style:name="T6" style:family="text">
      <style:text-properties fo:font-variant="normal" fo:text-transform="none" fo:color="#333333" style:text-line-through-style="none" style:text-line-through-type="none" style:text-underline-style="none" style:text-blinking="false" style:font-name-asian="Dotum" style:font-size-asian="9pt" style:font-style-asian="normal" style:font-weight-asian="bold"/>
    </style:style>
    <style:style style:name="T7" style:family="text">
      <style:text-properties fo:font-variant="normal" fo:text-transform="none" fo:color="#333333" style:font-name-asian="Dotum" style:font-size-asian="9pt" style:font-style-asian="normal" style:font-weight-asian="normal"/>
    </style:style>
    <style:style style:name="T8" style:family="text">
      <style:text-properties fo:font-variant="normal" fo:text-transform="none" fo:color="#333333" style:font-name="Century Gothic" fo:font-size="10.5pt" fo:font-style="normal" fo:font-weight="normal" style:font-name-asian="Dotum" style:font-size-asian="9pt" style:font-style-asian="normal" style:font-weight-asian="normal" loext:padding="0cm" loext:border="none"/>
    </style:style>
    <style:style style:name="T9" style:family="text">
      <style:text-properties fo:font-variant="normal" fo:text-transform="none" style:font-name="Century Gothic" fo:font-size="10.5pt" fo:font-style="normal" fo:font-weight="normal" loext:padding="0cm" loext:border="none"/>
    </style:style>
    <style:style style:name="T10" style:family="text">
      <style:text-properties fo:font-variant="normal" fo:text-transform="none" style:font-name="Century Gothic" fo:font-size="10.5pt" fo:font-style="normal" fo:font-weight="normal" officeooo:rsid="0009aead" loext:padding="0cm" loext:border="none"/>
    </style:style>
    <style:style style:name="T11" style:family="text">
      <style:text-properties fo:font-variant="normal" fo:text-transform="none" fo:color="#111111" style:text-line-through-style="none" style:text-line-through-type="none" style:font-name="Dotum" fo:font-size="9pt" fo:font-style="normal" style:text-underline-style="none" fo:font-weight="bold" style:text-blinking="false" style:font-weight-asian="bold" style:font-weight-complex="bold"/>
    </style:style>
    <style:style style:name="T12" style:family="text">
      <style:text-properties fo:font-variant="normal" fo:text-transform="none" fo:color="#111111" style:text-line-through-style="none" style:text-line-through-type="none" style:font-name="Dotum" fo:font-size="9pt" fo:font-style="normal" style:text-underline-style="none" fo:font-weight="bold" style:text-blinking="false" style:font-weight-asian="bold" style:font-weight-complex="bold" loext:padding="0cm" loext:border="none"/>
    </style:style>
    <style:style style:name="T13" style:family="text">
      <style:text-properties fo:font-variant="normal" fo:text-transform="none" fo:color="#111111" style:text-line-through-style="none" style:text-line-through-type="none" style:font-name="Dotum" fo:font-size="9pt" fo:font-style="normal" style:text-underline-style="none" fo:font-weight="bold" style:text-blinking="false" style:font-name-asian="굴림체1" style:font-size-asian="11pt" style:font-weight-asian="bold" style:font-weight-complex="bold" style:text-scale="100%" loext:padding="0cm" loext:border="none"/>
    </style:style>
    <style:style style:name="T14" style:family="text">
      <style:text-properties fo:font-variant="normal" fo:text-transform="none" fo:color="#111111" style:text-line-through-style="none" style:text-line-through-type="none" style:text-underline-style="none" fo:font-weight="bold" style:text-blinking="false" style:font-name-asian="Dotum" style:font-size-asian="9pt" style:font-style-asian="normal" style:font-weight-asian="bold" style:font-weight-complex="bold"/>
    </style:style>
    <style:style style:name="T15" style:family="text">
      <style:text-properties fo:font-variant="normal" fo:text-transform="none" fo:color="#111111" style:text-line-through-style="none" style:text-line-through-type="none" style:text-underline-style="none" fo:font-weight="bold" style:text-blinking="false" style:font-name-asian="Dotum" style:font-size-asian="9pt" style:font-style-asian="normal" style:font-weight-asian="bold" style:font-weight-complex="bold" loext:padding="0cm" loext:border="none"/>
    </style:style>
    <style:style style:name="T16" style:family="text">
      <style:text-properties fo:font-variant="normal" fo:text-transform="none" fo:color="#111111" style:text-line-through-style="none" style:text-line-through-type="none" style:font-name="굴림체" fo:font-size="11pt" style:text-underline-style="none" fo:font-weight="bold" style:text-blinking="false" style:font-name-asian="Dotum" style:font-size-asian="9pt" style:font-style-asian="normal" style:font-weight-asian="bold" style:font-weight-complex="bold" style:text-scale="100%" loext:padding="0cm" loext:border="none"/>
    </style:style>
    <style:style style:name="T17" style:family="text">
      <style:text-properties fo:font-variant="normal" fo:text-transform="none" fo:color="#111111" style:font-name="Dotum" fo:font-size="9pt" fo:font-style="normal" style:text-underline-style="none" fo:font-weight="bold" style:font-name-asian="굴림체1" style:font-size-asian="11pt" style:font-weight-asian="bold" style:font-weight-complex="bold" style:text-scale="100%" loext:padding="0cm" loext:border="none"/>
    </style:style>
    <style:style style:name="T18" style:family="text">
      <style:text-properties fo:font-variant="normal" fo:text-transform="none" fo:color="#111111" style:font-name="굴림체" fo:font-size="11pt" style:text-underline-style="none" fo:font-weight="bold" style:font-name-asian="Dotum" style:font-size-asian="9pt" style:font-style-asian="normal" style:font-weight-asian="bold" style:font-weight-complex="bold" style:text-scale="100%" loext:padding="0cm" loext:border="none"/>
    </style:style>
    <style:style style:name="T19" style:family="text">
      <style:text-properties fo:font-variant="normal" fo:text-transform="none" fo:color="#313131" style:font-name="dotum" fo:font-size="9pt" fo:letter-spacing="-0.026cm" fo:font-style="normal" fo:font-weight="bold" style:font-size-asian="9pt" style:font-weight-asian="bold" style:font-size-complex="9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물 품 구 매 요 청 서</text:span></text:p>
      <text:p text:style-name="P3"/>
      <text:p text:style-name="바탕글"><text:span text:style-name="T3"><text:s/></text:span></text:p>
      <text:p text:style-name="바탕글"><text:span text:style-name="T4"><text:s/>날 <text:s text:c="3"/>짜 : 2020년 <text:s/>6월 <text:s/>25일</text:span></text:p>
      <text:p text:style-name="바탕글"><text:span text:style-name="T4"><text:s/>신 청 인 :</text:span><text:span text:style-name="T3"> 김명수</text:span></text:p>
      <text:p text:style-name="바탕글"><text:span text:style-name="T3"/>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column table:style-name="표2.F"/>
        <table:table-column table:style-name="표2.G"/>
        <table:table-row table:style-name="표2.1">
          <table:table-cell table:style-name="표2.A1" office:value-type="string">
            <text:p text:style-name="P16"><text:span text:style-name="T4">No</text:span></text:p>
          </table:table-cell>
          <table:table-cell table:style-name="표2.B1" office:value-type="string">
            <text:p text:style-name="P16"><text:span text:style-name="T4">분류</text:span></text:p>
          </table:table-cell>
          <table:table-cell table:style-name="표2.B1" office:value-type="string">
            <text:p text:style-name="P16"><text:span text:style-name="T4">상품 <text:s/>명</text:span></text:p>
          </table:table-cell>
          <table:table-cell table:style-name="표2.B1" office:value-type="string">
            <text:p text:style-name="P16"><text:span text:style-name="T4">수량</text:span></text:p>
          </table:table-cell>
          <table:table-cell table:style-name="표2.E1" office:value-type="string">
            <text:p text:style-name="P16"><text:span text:style-name="T4">소요비용</text:span></text:p>
          </table:table-cell>
          <table:table-cell table:style-name="표2.B1" office:value-type="string">
            <text:p text:style-name="P16">구매처</text:p>
          </table:table-cell>
          <table:table-cell table:style-name="표2.G1" office:value-type="string">
            <text:p text:style-name="P16"><text:span text:style-name="T4">비 고</text:span></text:p>
          </table:table-cell>
        </table:table-row>
        <table:table-row table:style-name="표2.2">
          <table:table-cell table:style-name="표2.A2" office:value-type="string">
            <text:p text:style-name="P16"><text:span text:style-name="T4">1</text:span></text:p>
          </table:table-cell>
          <table:table-cell table:style-name="표2.B2" office:value-type="string">
            <text:p text:style-name="P9">Cpu</text:p>
          </table:table-cell>
          <table:table-cell table:style-name="표2.C2" office:value-type="string">
            <text:p text:style-name="P3"><text:a xlink:type="simple" xlink:href="javascript:productInfoPopup(9996480)" text:style-name="Internet_20_link" text:visited-style-name="Visited_20_Internet_20_Link"><text:span text:style-name="T5">AMD </text:span></text:a><text:a xlink:type="simple" xlink:href="javascript:productInfoPopup(9996480)" text:style-name="Internet_20_link" text:visited-style-name="Visited_20_Internet_20_Link"><text:span text:style-name="T6">라이젠</text:span></text:a><text:a xlink:type="simple" xlink:href="javascript:productInfoPopup(9996480)" text:style-name="Internet_20_link" text:visited-style-name="Visited_20_Internet_20_Link"><text:span text:style-name="T5">9-3</text:span></text:a><text:a xlink:type="simple" xlink:href="javascript:productInfoPopup(9996480)" text:style-name="Internet_20_link" text:visited-style-name="Visited_20_Internet_20_Link"><text:span text:style-name="T6">세대 </text:span></text:a><text:a xlink:type="simple" xlink:href="javascript:productInfoPopup(9996480)" text:style-name="Internet_20_link" text:visited-style-name="Visited_20_Internet_20_Link"><text:span text:style-name="T5">3950X (</text:span></text:a><text:a xlink:type="simple" xlink:href="javascript:productInfoPopup(9996480)" text:style-name="Internet_20_link" text:visited-style-name="Visited_20_Internet_20_Link"><text:span text:style-name="T6">마티스</text:span></text:a><text:a xlink:type="simple" xlink:href="javascript:productInfoPopup(9996480)" text:style-name="Internet_20_link" text:visited-style-name="Visited_20_Internet_20_Link"><text:span text:style-name="T5">) (</text:span></text:a><text:a xlink:type="simple" xlink:href="javascript:productInfoPopup(9996480)" text:style-name="Internet_20_link" text:visited-style-name="Visited_20_Internet_20_Link"><text:span text:style-name="T6">정품</text:span></text:a><text:a xlink:type="simple" xlink:href="javascript:productInfoPopup(9996480)" text:style-name="Internet_20_link" text:visited-style-name="Visited_20_Internet_20_Link"><text:span text:style-name="T5">)</text:span></text:a></text:p>
          </table:table-cell>
          <table:table-cell table:style-name="표2.D2" office:value-type="string">
            <text:p text:style-name="P10">1개</text:p>
          </table:table-cell>
          <table:table-cell table:style-name="표2.E2" office:value-type="string">
            <text:p text:style-name="P10"><text:span text:style-name="T9">1,000,640</text:span><text:span text:style-name="T7">원</text:span></text:p>
          </table:table-cell>
          <table:table-cell table:style-name="표2.F2" office:value-type="string">
            <text:p text:style-name="P7">(주)블루아이티</text:p>
          </table:table-cell>
          <table:table-cell table:style-name="표2.G2" office:value-type="string">
            <text:p text:style-name="P4"/>
          </table:table-cell>
        </table:table-row>
        <table:table-row table:style-name="표2.2">
          <table:table-cell table:style-name="표2.A3" office:value-type="string">
            <text:p text:style-name="P16"><text:span text:style-name="T4">2</text:span></text:p>
          </table:table-cell>
          <table:table-cell table:style-name="표2.B3" office:value-type="string">
            <text:p text:style-name="P11">쿨러</text:p>
          </table:table-cell>
          <table:table-cell table:style-name="표2.C3" office:value-type="string">
            <text:p text:style-name="P3"><text:a xlink:type="simple" xlink:href="http://shop.danawa.com/virtualestimate/?controller=estimateMain&amp;methods=wish&amp;marketPlaceSeq=16&amp;folderSeq=0&amp;pseq=2&amp;sharedSns=N&amp;shareYN=N&amp;isSave=Y&amp;categorySeq=873&amp;categoryDepth=2#" text:style-name="Internet_20_link" text:visited-style-name="Visited_20_Internet_20_Link"><text:span text:style-name="T11">PCCOOLER GI-AH360P HALO</text:span></text:a></text:p>
          </table:table-cell>
          <table:table-cell table:style-name="표2.D3" office:value-type="string">
            <text:p text:style-name="P4">1개</text:p>
          </table:table-cell>
          <table:table-cell table:style-name="표2.E3" office:value-type="string">
            <text:p text:style-name="P5"><text:span text:style-name="T9">126,660</text:span><text:span text:style-name="T7">원</text:span></text:p>
          </table:table-cell>
          <table:table-cell table:style-name="표2.F3" office:value-type="string">
            <text:p text:style-name="P7">(주)블루아이티</text:p>
          </table:table-cell>
          <table:table-cell table:style-name="표2.G3" office:value-type="string">
            <text:p text:style-name="P4"/>
          </table:table-cell>
        </table:table-row>
        <table:table-row table:style-name="표2.2">
          <table:table-cell table:style-name="표2.A4" office:value-type="string">
            <text:p text:style-name="P16"><text:span text:style-name="T4">3</text:span></text:p>
          </table:table-cell>
          <table:table-cell table:style-name="표2.B4" office:value-type="string">
            <text:p text:style-name="P11">메인보드</text:p>
          </table:table-cell>
          <table:table-cell table:style-name="표2.C4" office:value-type="string">
            <text:p text:style-name="P3"><text:a xlink:type="simple" xlink:href="http://shop.danawa.com/virtualestimate/?controller=estimateMain&amp;methods=wish&amp;marketPlaceSeq=16&amp;folderSeq=0&amp;pseq=2&amp;sharedSns=N&amp;shareYN=N&amp;isSave=Y&amp;categorySeq=873&amp;categoryDepth=2#" text:style-name="Internet_20_link" text:visited-style-name="Visited_20_Internet_20_Link"><text:span text:style-name="T11">GIGABYTE X570 AORUS MASTER </text:span></text:a><text:a xlink:type="simple" xlink:href="http://shop.danawa.com/virtualestimate/?controller=estimateMain&amp;methods=wish&amp;marketPlaceSeq=16&amp;folderSeq=0&amp;pseq=2&amp;sharedSns=N&amp;shareYN=N&amp;isSave=Y&amp;categorySeq=873&amp;categoryDepth=2#" text:style-name="Internet_20_link" text:visited-style-name="Visited_20_Internet_20_Link"><text:span text:style-name="T14">피씨디렉트</text:span></text:a></text:p>
          </table:table-cell>
          <table:table-cell table:style-name="표2.D4" office:value-type="string">
            <text:p text:style-name="P4">1개</text:p>
          </table:table-cell>
          <table:table-cell table:style-name="표2.E4" office:value-type="string">
            <text:p text:style-name="P5"><text:span text:style-name="T9">516,810</text:span><text:span text:style-name="T7">원</text:span></text:p>
          </table:table-cell>
          <table:table-cell table:style-name="표2.F4" office:value-type="string">
            <text:p text:style-name="P7">(주)블루아이티</text:p>
          </table:table-cell>
          <table:table-cell table:style-name="표2.G4" office:value-type="string">
            <text:p text:style-name="P4"/>
          </table:table-cell>
        </table:table-row>
        <table:table-row table:style-name="표2.2">
          <table:table-cell table:style-name="표2.A5" office:value-type="string">
            <text:p text:style-name="P16"><text:span text:style-name="T4">4</text:span></text:p>
          </table:table-cell>
          <table:table-cell table:style-name="표2.B5" office:value-type="string">
            <text:p text:style-name="P3">메모리</text:p>
          </table:table-cell>
          <table:table-cell table:style-name="표2.C5" office:value-type="string">
            <text:p text:style-name="P2"><text:a xlink:type="simple" xlink:href="http://shop.danawa.com/virtualestimate/?controller=estimateMain&amp;methods=wish&amp;marketPlaceSeq=16&amp;folderSeq=0&amp;pseq=2&amp;sharedSns=N&amp;shareYN=N&amp;isSave=Y&amp;categorySeq=873&amp;categoryDepth=2#" text:style-name="Internet_20_link" text:visited-style-name="Visited_20_Internet_20_Link"><text:span text:style-name="T16">삼성전자 </text:span></text:a><text:a xlink:type="simple" xlink:href="http://shop.danawa.com/virtualestimate/?controller=estimateMain&amp;methods=wish&amp;marketPlaceSeq=16&amp;folderSeq=0&amp;pseq=2&amp;sharedSns=N&amp;shareYN=N&amp;isSave=Y&amp;categorySeq=873&amp;categoryDepth=2#" text:style-name="Internet_20_link" text:visited-style-name="Visited_20_Internet_20_Link"><text:span text:style-name="T13">DDR4 32G PC4-21300 (</text:span></text:a><text:a xlink:type="simple" xlink:href="http://shop.danawa.com/virtualestimate/?controller=estimateMain&amp;methods=wish&amp;marketPlaceSeq=16&amp;folderSeq=0&amp;pseq=2&amp;sharedSns=N&amp;shareYN=N&amp;isSave=Y&amp;categorySeq=873&amp;categoryDepth=2#" text:style-name="Internet_20_link" text:visited-style-name="Visited_20_Internet_20_Link"><text:span text:style-name="T16">정품</text:span></text:a><text:a xlink:type="simple" xlink:href="http://shop.danawa.com/virtualestimate/?controller=estimateMain&amp;methods=wish&amp;marketPlaceSeq=16&amp;folderSeq=0&amp;pseq=2&amp;sharedSns=N&amp;shareYN=N&amp;isSave=Y&amp;categorySeq=873&amp;categoryDepth=2#" text:style-name="Internet_20_link" text:visited-style-name="Visited_20_Internet_20_Link"><text:span text:style-name="T13">)</text:span></text:a></text:p>
          </table:table-cell>
          <table:table-cell table:style-name="표2.D5" office:value-type="string">
            <text:p text:style-name="P4">2개</text:p>
          </table:table-cell>
          <table:table-cell table:style-name="표2.E5" office:value-type="string">
            <text:p text:style-name="P4"><text:span text:style-name="T9">303,900</text:span><text:span text:style-name="T7">원</text:span></text:p>
          </table:table-cell>
          <table:table-cell table:style-name="표2.F5" office:value-type="string">
            <text:p text:style-name="P7">(주)블루아이티</text:p>
          </table:table-cell>
          <table:table-cell table:style-name="표2.G5" office:value-type="string">
            <text:p text:style-name="P4"/>
          </table:table-cell>
        </table:table-row>
        <table:table-row table:style-name="표2.2">
          <table:table-cell table:style-name="표2.A6" office:value-type="string">
            <text:p text:style-name="P16"><text:span text:style-name="T4">5</text:span></text:p>
          </table:table-cell>
          <table:table-cell table:style-name="표2.B6" office:value-type="string">
            <text:p text:style-name="P3">그래픽카드</text:p>
          </table:table-cell>
          <table:table-cell table:style-name="표2.C6" office:value-type="string">
            <text:p text:style-name="P2"><text:a xlink:type="simple" xlink:href="http://shop.danawa.com/virtualestimate/?controller=estimateMain&amp;methods=wish&amp;marketPlaceSeq=16&amp;folderSeq=0&amp;pseq=2&amp;sharedSns=N&amp;shareYN=N&amp;isSave=Y&amp;categorySeq=873&amp;categoryDepth=2#" text:style-name="Internet_20_link" text:visited-style-name="Visited_20_Internet_20_Link"><text:span text:style-name="T18">이엠텍 지포스 </text:span></text:a><text:a xlink:type="simple" xlink:href="http://shop.danawa.com/virtualestimate/?controller=estimateMain&amp;methods=wish&amp;marketPlaceSeq=16&amp;folderSeq=0&amp;pseq=2&amp;sharedSns=N&amp;shareYN=N&amp;isSave=Y&amp;categorySeq=873&amp;categoryDepth=2#" text:style-name="Internet_20_link" text:visited-style-name="Visited_20_Internet_20_Link"><text:span text:style-name="T17">GTX 1660 SUPER MIRACLE D6 6GB</text:span></text:a></text:p>
          </table:table-cell>
          <table:table-cell table:style-name="표2.D6" office:value-type="string">
            <text:p text:style-name="P12">1개</text:p>
          </table:table-cell>
          <table:table-cell table:style-name="표2.E6" office:value-type="string">
            <text:p text:style-name="P4"><text:span text:style-name="T9">295,010</text:span><text:span text:style-name="T7">원</text:span></text:p>
          </table:table-cell>
          <table:table-cell table:style-name="표2.F6" office:value-type="string">
            <text:p text:style-name="P7">(주)블루아이티</text:p>
          </table:table-cell>
          <table:table-cell table:style-name="표2.G6" office:value-type="string">
            <text:p text:style-name="P4"/>
          </table:table-cell>
        </table:table-row>
        <table:table-row table:style-name="표2.2">
          <table:table-cell table:style-name="표2.A7" office:value-type="string">
            <text:p text:style-name="P16"><text:span text:style-name="T4">6</text:span></text:p>
          </table:table-cell>
          <table:table-cell table:style-name="표2.B7" office:value-type="string">
            <text:p text:style-name="P11">SSD</text:p>
          </table:table-cell>
          <table:table-cell table:style-name="표2.C7" office:value-type="string">
            <text:p text:style-name="P2"><text:a xlink:type="simple" xlink:href="http://shop.danawa.com/virtualestimate/?controller=estimateMain&amp;methods=wish&amp;marketPlaceSeq=16&amp;folderSeq=0&amp;pseq=2&amp;sharedSns=N&amp;shareYN=N&amp;isSave=Y&amp;categorySeq=873&amp;categoryDepth=2#" text:style-name="Internet_20_link" text:visited-style-name="Visited_20_Internet_20_Link"><text:span text:style-name="T16">삼성전자 </text:span></text:a><text:a xlink:type="simple" xlink:href="http://shop.danawa.com/virtualestimate/?controller=estimateMain&amp;methods=wish&amp;marketPlaceSeq=16&amp;folderSeq=0&amp;pseq=2&amp;sharedSns=N&amp;shareYN=N&amp;isSave=Y&amp;categorySeq=873&amp;categoryDepth=2#" text:style-name="Internet_20_link" text:visited-style-name="Visited_20_Internet_20_Link"><text:span text:style-name="T13">970 EVO Plus M.2 NVMe (500GB)</text:span></text:a></text:p>
          </table:table-cell>
          <table:table-cell table:style-name="표2.D7" office:value-type="string">
            <text:p text:style-name="P4">1개</text:p>
          </table:table-cell>
          <table:table-cell table:style-name="표2.E7" office:value-type="string">
            <text:p text:style-name="P4"><text:span text:style-name="T9">157,300</text:span><text:span text:style-name="T7">원</text:span></text:p>
          </table:table-cell>
          <table:table-cell table:style-name="표2.F7" office:value-type="string">
            <text:p text:style-name="P7">(주)블루아이티</text:p>
          </table:table-cell>
          <table:table-cell table:style-name="표2.G7" office:value-type="string">
            <text:p text:style-name="P4"/>
          </table:table-cell>
        </table:table-row>
        <table:table-row table:style-name="표2.2">
          <table:table-cell table:style-name="표2.A8" office:value-type="string">
            <text:p text:style-name="P16"><text:span text:style-name="T4">7</text:span></text:p>
          </table:table-cell>
          <table:table-cell table:style-name="표2.B8" office:value-type="string">
            <text:p text:style-name="P13">HDD</text:p>
          </table:table-cell>
          <table:table-cell table:style-name="표2.C8" office:value-type="string">
            <text:p text:style-name="P8"><text:span text:style-name="Strong_20_Emphasis"><text:span text:style-name="T19">HGST IDK NAS 8TB 2PACK 8TBx2 16TB <text:s/></text:span></text:span></text:p>
            <text:p text:style-name="P8"><text:span text:style-name="Strong_20_Emphasis"><text:span text:style-name="T19">HDN728080ALE604</text:span></text:span></text:p>
          </table:table-cell>
          <table:table-cell table:style-name="표2.D8" office:value-type="string">
            <text:p text:style-name="P12">2개</text:p>
          </table:table-cell>
          <table:table-cell table:style-name="표2.E8" office:value-type="string">
            <text:p text:style-name="P5"><text:span text:style-name="T10">670</text:span><text:span text:style-name="T9">,</text:span><text:span text:style-name="T10">00</text:span><text:span text:style-name="T9">0</text:span><text:span text:style-name="T7">원</text:span></text:p>
          </table:table-cell>
          <table:table-cell table:style-name="표2.F8" office:value-type="string">
            <text:p text:style-name="P4">에스지컴퓨터</text:p>
          </table:table-cell>
          <table:table-cell table:style-name="표2.G8" office:value-type="string">
            <text:p text:style-name="P4"/>
          </table:table-cell>
        </table:table-row>
        <table:table-row table:style-name="표2.2">
          <table:table-cell table:style-name="표2.A9" office:value-type="string">
            <text:p text:style-name="P16"><text:span text:style-name="T4">8</text:span></text:p>
          </table:table-cell>
          <table:table-cell table:style-name="표2.B9" office:value-type="string">
            <text:p text:style-name="P13">케이스</text:p>
          </table:table-cell>
          <table:table-cell table:style-name="표2.C9" office:value-type="string">
            <text:p text:style-name="P1"><text:a xlink:type="simple" xlink:href="http://shop.danawa.com/virtualestimate/?controller=estimateMain&amp;methods=wish&amp;marketPlaceSeq=16&amp;folderSeq=0&amp;pseq=2&amp;sharedSns=N&amp;shareYN=N&amp;isSave=Y&amp;categorySeq=873&amp;categoryDepth=2#" text:style-name="Internet_20_link" text:visited-style-name="Visited_20_Internet_20_Link"><text:span text:style-name="T12">ABKO SUITMASTER 603G </text:span></text:a><text:a xlink:type="simple" xlink:href="http://shop.danawa.com/virtualestimate/?controller=estimateMain&amp;methods=wish&amp;marketPlaceSeq=16&amp;folderSeq=0&amp;pseq=2&amp;sharedSns=N&amp;shareYN=N&amp;isSave=Y&amp;categorySeq=873&amp;categoryDepth=2#" text:style-name="Internet_20_link" text:visited-style-name="Visited_20_Internet_20_Link"><text:span text:style-name="T15">아우라 강화유리 </text:span></text:a><text:a xlink:type="simple" xlink:href="http://shop.danawa.com/virtualestimate/?controller=estimateMain&amp;methods=wish&amp;marketPlaceSeq=16&amp;folderSeq=0&amp;pseq=2&amp;sharedSns=N&amp;shareYN=N&amp;isSave=Y&amp;categorySeq=873&amp;categoryDepth=2#" text:style-name="Internet_20_link" text:visited-style-name="Visited_20_Internet_20_Link"><text:span text:style-name="T12">DOUBLING (</text:span></text:a><text:a xlink:type="simple" xlink:href="http://shop.danawa.com/virtualestimate/?controller=estimateMain&amp;methods=wish&amp;marketPlaceSeq=16&amp;folderSeq=0&amp;pseq=2&amp;sharedSns=N&amp;shareYN=N&amp;isSave=Y&amp;categorySeq=873&amp;categoryDepth=2#" text:style-name="Internet_20_link" text:visited-style-name="Visited_20_Internet_20_Link"><text:span text:style-name="T15">블랙</text:span></text:a><text:a xlink:type="simple" xlink:href="http://shop.danawa.com/virtualestimate/?controller=estimateMain&amp;methods=wish&amp;marketPlaceSeq=16&amp;folderSeq=0&amp;pseq=2&amp;sharedSns=N&amp;shareYN=N&amp;isSave=Y&amp;categorySeq=873&amp;categoryDepth=2#" text:style-name="Internet_20_link" text:visited-style-name="Visited_20_Internet_20_Link"><text:span text:style-name="T12">)</text:span></text:a></text:p>
          </table:table-cell>
          <table:table-cell table:style-name="표2.D9" office:value-type="string">
            <text:p text:style-name="P4">1개</text:p>
          </table:table-cell>
          <table:table-cell table:style-name="표2.E9" office:value-type="string">
            <text:p text:style-name="P4"><text:span text:style-name="T9">134,820</text:span><text:span text:style-name="T7">원</text:span></text:p>
          </table:table-cell>
          <table:table-cell table:style-name="표2.F9" office:value-type="string">
            <text:p text:style-name="P7">(주)블루아이티</text:p>
          </table:table-cell>
          <table:table-cell table:style-name="표2.G9" office:value-type="string">
            <text:p text:style-name="P4"/>
          </table:table-cell>
        </table:table-row>
        <table:table-row table:style-name="표2.2">
          <table:table-cell table:style-name="표2.A10" office:value-type="string">
            <text:p text:style-name="P16"><text:span text:style-name="T4">9</text:span></text:p>
          </table:table-cell>
          <table:table-cell table:style-name="표2.B10" office:value-type="string">
            <text:p text:style-name="P3">파워</text:p>
          </table:table-cell>
          <table:table-cell table:style-name="표2.C10" office:value-type="string">
            <text:p text:style-name="P1"><text:a xlink:type="simple" xlink:href="http://shop.danawa.com/virtualestimate/?controller=estimateMain&amp;methods=wish&amp;marketPlaceSeq=16&amp;folderSeq=0&amp;pseq=2&amp;sharedSns=N&amp;shareYN=N&amp;isSave=Y&amp;categorySeq=873&amp;categoryDepth=2#" text:style-name="Internet_20_link" text:visited-style-name="Visited_20_Internet_20_Link"><text:span text:style-name="T15">시소닉 </text:span></text:a><text:a xlink:type="simple" xlink:href="http://shop.danawa.com/virtualestimate/?controller=estimateMain&amp;methods=wish&amp;marketPlaceSeq=16&amp;folderSeq=0&amp;pseq=2&amp;sharedSns=N&amp;shareYN=N&amp;isSave=Y&amp;categorySeq=873&amp;categoryDepth=2#" text:style-name="Internet_20_link" text:visited-style-name="Visited_20_Internet_20_Link"><text:span text:style-name="T12">FOCUS GOLD GX-1000 Full Modular</text:span></text:a></text:p>
          </table:table-cell>
          <table:table-cell table:style-name="표2.D10" office:value-type="string">
            <text:p text:style-name="P4">1개</text:p>
          </table:table-cell>
          <table:table-cell table:style-name="표2.E10" office:value-type="string">
            <text:p text:style-name="P4"><text:span text:style-name="T9">225,780</text:span><text:span text:style-name="T7">원</text:span></text:p>
          </table:table-cell>
          <table:table-cell table:style-name="표2.F10" office:value-type="string">
            <text:p text:style-name="P7">(주)블루아이티</text:p>
          </table:table-cell>
          <table:table-cell table:style-name="표2.G10" office:value-type="string">
            <text:p text:style-name="P4"/>
          </table:table-cell>
        </table:table-row>
        <table:table-row table:style-name="표2.2">
          <table:table-cell table:style-name="표2.A11" office:value-type="string">
            <text:p text:style-name="P16"><text:span text:style-name="T4">10</text:span></text:p>
          </table:table-cell>
          <table:table-cell table:style-name="표2.B11" office:value-type="string">
            <text:p text:style-name="P3">키보드</text:p>
          </table:table-cell>
          <table:table-cell table:style-name="표2.C11" office:value-type="string">
            <text:p text:style-name="P1"><text:a xlink:type="simple" xlink:href="http://shop.danawa.com/virtualestimate/?controller=estimateMain&amp;methods=wish&amp;marketPlaceSeq=16&amp;folderSeq=0&amp;pseq=2&amp;sharedSns=N&amp;shareYN=N&amp;isSave=Y&amp;categorySeq=873&amp;categoryDepth=2#" text:style-name="Internet_20_link" text:visited-style-name="Visited_20_Internet_20_Link"><text:span text:style-name="T12">COX </text:span></text:a><text:a xlink:type="simple" xlink:href="http://shop.danawa.com/virtualestimate/?controller=estimateMain&amp;methods=wish&amp;marketPlaceSeq=16&amp;folderSeq=0&amp;pseq=2&amp;sharedSns=N&amp;shareYN=N&amp;isSave=Y&amp;categorySeq=873&amp;categoryDepth=2#" text:style-name="Internet_20_link" text:visited-style-name="Visited_20_Internet_20_Link"><text:span text:style-name="T15">엔데버 텐키리스 </text:span></text:a><text:a xlink:type="simple" xlink:href="http://shop.danawa.com/virtualestimate/?controller=estimateMain&amp;methods=wish&amp;marketPlaceSeq=16&amp;folderSeq=0&amp;pseq=2&amp;sharedSns=N&amp;shareYN=N&amp;isSave=Y&amp;categorySeq=873&amp;categoryDepth=2#" text:style-name="Internet_20_link" text:visited-style-name="Visited_20_Internet_20_Link"><text:span text:style-name="T12">RGB PBT </text:span></text:a><text:a xlink:type="simple" xlink:href="http://shop.danawa.com/virtualestimate/?controller=estimateMain&amp;methods=wish&amp;marketPlaceSeq=16&amp;folderSeq=0&amp;pseq=2&amp;sharedSns=N&amp;shareYN=N&amp;isSave=Y&amp;categorySeq=873&amp;categoryDepth=2#" text:style-name="Internet_20_link" text:visited-style-name="Visited_20_Internet_20_Link"><text:span text:style-name="T15">완전방수 무접점 </text:span></text:a><text:a xlink:type="simple" xlink:href="http://shop.danawa.com/virtualestimate/?controller=estimateMain&amp;methods=wish&amp;marketPlaceSeq=16&amp;folderSeq=0&amp;pseq=2&amp;sharedSns=N&amp;shareYN=N&amp;isSave=Y&amp;categorySeq=873&amp;categoryDepth=2#" text:style-name="Internet_20_link" text:visited-style-name="Visited_20_Internet_20_Link"><text:span text:style-name="T12">(</text:span></text:a><text:a xlink:type="simple" xlink:href="http://shop.danawa.com/virtualestimate/?controller=estimateMain&amp;methods=wish&amp;marketPlaceSeq=16&amp;folderSeq=0&amp;pseq=2&amp;sharedSns=N&amp;shareYN=N&amp;isSave=Y&amp;categorySeq=873&amp;categoryDepth=2#" text:style-name="Internet_20_link" text:visited-style-name="Visited_20_Internet_20_Link"><text:span text:style-name="T15">화이트</text:span></text:a><text:a xlink:type="simple" xlink:href="http://shop.danawa.com/virtualestimate/?controller=estimateMain&amp;methods=wish&amp;marketPlaceSeq=16&amp;folderSeq=0&amp;pseq=2&amp;sharedSns=N&amp;shareYN=N&amp;isSave=Y&amp;categorySeq=873&amp;categoryDepth=2#" text:style-name="Internet_20_link" text:visited-style-name="Visited_20_Internet_20_Link"><text:span text:style-name="T12">, 50g)</text:span></text:a></text:p>
          </table:table-cell>
          <table:table-cell table:style-name="표2.D11" office:value-type="string">
            <text:p text:style-name="P4">1개</text:p>
          </table:table-cell>
          <table:table-cell table:style-name="표2.E11" office:value-type="string">
            <text:p text:style-name="P4"><text:span text:style-name="T9">123,910</text:span><text:span text:style-name="T7">원</text:span></text:p>
          </table:table-cell>
          <table:table-cell table:style-name="표2.F11" office:value-type="string">
            <text:p text:style-name="P7">(주)블루아이티</text:p>
          </table:table-cell>
          <table:table-cell table:style-name="표2.G11" office:value-type="string">
            <text:p text:style-name="P4"/>
          </table:table-cell>
        </table:table-row>
        <table:table-row table:style-name="표2.2">
          <table:table-cell table:style-name="표2.A12" office:value-type="string">
            <text:p text:style-name="P16"><text:span text:style-name="T4">11</text:span></text:p>
          </table:table-cell>
          <table:table-cell table:style-name="표2.B12" office:value-type="string">
            <text:p text:style-name="P3">마우스</text:p>
          </table:table-cell>
          <table:table-cell table:style-name="표2.C12" office:value-type="string">
            <text:p text:style-name="P1"><text:a xlink:type="simple" xlink:href="http://shop.danawa.com/virtualestimate/?controller=estimateMain&amp;methods=wish&amp;marketPlaceSeq=16&amp;folderSeq=0&amp;pseq=2&amp;sharedSns=N&amp;shareYN=N&amp;isSave=Y&amp;categorySeq=873&amp;categoryDepth=2#" text:style-name="Internet_20_link" text:visited-style-name="Visited_20_Internet_20_Link"><text:span text:style-name="T15">로지텍 </text:span></text:a><text:a xlink:type="simple" xlink:href="http://shop.danawa.com/virtualestimate/?controller=estimateMain&amp;methods=wish&amp;marketPlaceSeq=16&amp;folderSeq=0&amp;pseq=2&amp;sharedSns=N&amp;shareYN=N&amp;isSave=Y&amp;categorySeq=873&amp;categoryDepth=2#" text:style-name="Internet_20_link" text:visited-style-name="Visited_20_Internet_20_Link"><text:span text:style-name="T12">MX MASTER 3 (</text:span></text:a><text:a xlink:type="simple" xlink:href="http://shop.danawa.com/virtualestimate/?controller=estimateMain&amp;methods=wish&amp;marketPlaceSeq=16&amp;folderSeq=0&amp;pseq=2&amp;sharedSns=N&amp;shareYN=N&amp;isSave=Y&amp;categorySeq=873&amp;categoryDepth=2#" text:style-name="Internet_20_link" text:visited-style-name="Visited_20_Internet_20_Link"><text:span text:style-name="T15">정품</text:span></text:a><text:a xlink:type="simple" xlink:href="http://shop.danawa.com/virtualestimate/?controller=estimateMain&amp;methods=wish&amp;marketPlaceSeq=16&amp;folderSeq=0&amp;pseq=2&amp;sharedSns=N&amp;shareYN=N&amp;isSave=Y&amp;categorySeq=873&amp;categoryDepth=2#" text:style-name="Internet_20_link" text:visited-style-name="Visited_20_Internet_20_Link"><text:span text:style-name="T12">)</text:span></text:a></text:p>
          </table:table-cell>
          <table:table-cell table:style-name="표2.D12" office:value-type="string">
            <text:p text:style-name="P4">1개</text:p>
          </table:table-cell>
          <table:table-cell table:style-name="표2.E12" office:value-type="string">
            <text:p text:style-name="P4"><text:span text:style-name="T9">129,000</text:span><text:span text:style-name="T7">원</text:span></text:p>
          </table:table-cell>
          <table:table-cell table:style-name="표2.F12" office:value-type="string">
            <text:p text:style-name="P15">G 마켓</text:p>
          </table:table-cell>
          <table:table-cell table:style-name="표2.G12" office:value-type="string">
            <text:p text:style-name="P4"/>
          </table:table-cell>
        </table:table-row>
        <table:table-row table:style-name="표2.2">
          <table:table-cell table:style-name="표2.A13" office:value-type="string">
            <text:p text:style-name="P16"><text:span text:style-name="T4">12</text:span></text:p>
          </table:table-cell>
          <table:table-cell table:style-name="표2.B13" office:value-type="string">
            <text:p text:style-name="P3">모니터</text:p>
          </table:table-cell>
          <table:table-cell table:style-name="표2.C13" office:value-type="string">
            <text:p text:style-name="P1"><text:a xlink:type="simple" xlink:href="http://shop.danawa.com/virtualestimate/?controller=estimateMain&amp;methods=wish&amp;marketPlaceSeq=16&amp;folderSeq=0&amp;pseq=2&amp;sharedSns=N&amp;shareYN=N&amp;isSave=Y&amp;categorySeq=873&amp;categoryDepth=2#" text:style-name="Internet_20_link" text:visited-style-name="Visited_20_Internet_20_Link"><text:span text:style-name="T12">DELL P2419HC</text:span></text:a></text:p>
          </table:table-cell>
          <table:table-cell table:style-name="표2.D13" office:value-type="string">
            <text:p text:style-name="P4">2개</text:p>
          </table:table-cell>
          <table:table-cell table:style-name="표2.E13" office:value-type="string">
            <text:p text:style-name="P6"><text:span text:style-name="T8">517,600</text:span><text:span text:style-name="T7">원</text:span></text:p>
          </table:table-cell>
          <table:table-cell table:style-name="표2.F13" office:value-type="string">
            <text:p text:style-name="P4">(주)블루아이티</text:p>
          </table:table-cell>
          <table:table-cell table:style-name="표2.G13" office:value-type="string">
            <text:p text:style-name="P4"/>
          </table:table-cell>
        </table:table-row>
        <table:table-row table:style-name="표2.2">
          <table:table-cell table:style-name="표2.A14" office:value-type="string">
            <text:p text:style-name="P16"><text:span text:style-name="T4">13</text:span></text:p>
          </table:table-cell>
          <table:table-cell table:style-name="표2.B14" office:value-type="string">
            <text:p text:style-name="P13">NAS</text:p>
          </table:table-cell>
          <table:table-cell table:style-name="표2.C14" office:value-type="string">
            <text:p text:style-name="P1"><text:a xlink:type="simple" xlink:href="http://shop.danawa.com/virtualestimate/?controller=estimateMain&amp;methods=wish&amp;marketPlaceSeq=16&amp;folderSeq=0&amp;pseq=2&amp;sharedSns=N&amp;shareYN=N&amp;isSave=Y&amp;categorySeq=873&amp;categoryDepth=2#" text:style-name="Internet_20_link" text:visited-style-name="Visited_20_Internet_20_Link"><text:span text:style-name="T12">Synology DS920+</text:span></text:a></text:p>
          </table:table-cell>
          <table:table-cell table:style-name="표2.D14" office:value-type="string">
            <text:p text:style-name="P4">1개</text:p>
          </table:table-cell>
          <table:table-cell table:style-name="표2.E14" office:value-type="string">
            <text:p text:style-name="P4"><text:span text:style-name="T9">762,000</text:span><text:span text:style-name="T7">원</text:span></text:p>
          </table:table-cell>
          <table:table-cell table:style-name="표2.F14" office:value-type="string">
            <text:p text:style-name="P14">11번가</text:p>
          </table:table-cell>
          <table:table-cell table:style-name="표2.G14" office:value-type="string">
            <text:p text:style-name="P4"/>
          </table:table-cell>
        </table:table-row>
        <table:table-row table:style-name="표2.2">
          <table:table-cell table:style-name="표2.A15" office:value-type="string">
            <text:p text:style-name="P17"><text:span text:style-name="T4">총합</text:span></text:p>
          </table:table-cell>
          <table:table-cell table:style-name="표2.B15" office:value-type="string">
            <text:p text:style-name="P3"/>
          </table:table-cell>
          <table:table-cell table:style-name="표2.C15" office:value-type="string">
            <text:p text:style-name="P3"/>
          </table:table-cell>
          <table:table-cell table:style-name="표2.D15" office:value-type="string">
            <text:p text:style-name="P4"/>
          </table:table-cell>
          <table:table-cell table:style-name="표2.E15" office:value-type="string">
            <text:p text:style-name="P14">4,820,790<text:span text:style-name="T7">원</text:span></text:p>
          </table:table-cell>
          <table:table-cell table:style-name="표2.F15" office:value-type="string">
            <text:p text:style-name="P4"/>
          </table:table-cell>
          <table:table-cell table:style-name="표2.G15" office:value-type="string">
            <text:p text:style-name="P4"/>
          </table:table-cell>
        </table:table-row>
      </table:table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entury Gothic" svg:font-family="'Century Gothic', 'Malgun Gothic', Dotum, 'Apple SD Gothic Neo', Helvetica, sans-serif"/>
    <style:font-face style:name="Century Gothic1" svg:font-family="'Century Gothic', sans-serif"/>
    <style:font-face style:name="Dotum1" svg:font-family="Dotum, 'Apple SD Gothic Neo', Helvetica, sans-serif"/>
    <style:font-face style:name="Dotum" svg:font-family="Dotum, gulim, 'Apple SD Gothic Neo', Helvetica, sans-serif"/>
    <style:font-face style:name="Dotum3" svg:font-family="Dotum, gulim, Helvetica, 'Apple SD Gothic Neo', sans-serif"/>
    <style:font-face style:name="Lohit Devanagari1" svg:font-family="'Lohit Devanagari'"/>
    <style:font-face style:name="Malgun Gothic" svg:font-family="'Malgun Gothic', Dotum, 'Apple SD Gothic Neo', Helvetica, sans-serif"/>
    <style:font-face style:name="dotum" svg:font-family="dotum, 'Nanum Gothic', applegothic, sans-serif"/>
    <style:font-face style:name="Dotum2" svg:font-family="Dotum, gulim, 'Apple SD Gothic Neo', Helvetica, sans-serif" style:font-family-generic="swiss"/>
    <style:font-face style:name="Liberation Serif" svg:font-family="'Liberation Serif'" style:font-family-generic="roman" style:font-pitch="variable"/>
    <style:font-face style:name="굴림" svg:font-family="굴림" style:font-family-generic="roman" style:font-pitch="variable"/>
    <style:font-face style:name="굴림체" svg:font-family="굴림체" style:font-family-generic="roma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굴림1" svg:font-family="굴림" style:font-family-generic="system" style:font-pitch="variable"/>
    <style:font-face style:name="굴림체1" svg:font-family="굴림체" style:font-family-generic="system" style:font-pitch="variable"/>
    <style:font-face style:name="나눔고딕" svg:font-family="나눔고딕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바탕" fo:font-size="10pt" fo:letter-spacing="normal" fo:language="en" fo:country="US" style:letter-kerning="false" style:font-name-asian="바탕1" style:font-size-asian="10pt" style:language-asian="ko" style:country-asian="KR" style:font-name-complex="Lohit Devanagari" style:font-size-complex="10pt" style:language-complex="hi" style:country-complex="IN" style:text-scale="100%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바탕" fo:font-size="10pt" fo:letter-spacing="normal" fo:language="en" fo:country="US" style:letter-kerning="false" style:font-name-asian="바탕1" style:font-size-asian="10pt" style:language-asian="ko" style:country-asian="KR" style:font-name-complex="Lohit Devanagari" style:font-size-complex="10pt" style:language-complex="hi" style:country-complex="IN" style:text-scale="100%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" style:font-family-asian="나눔고딕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바탕글" style:family="paragraph" style:default-outline-level="">
      <style:paragraph-properties fo:margin-left="0cm" fo:margin-right="0cm" fo:margin-top="0cm" fo:margin-bottom="0cm" loext:contextual-spacing="false" fo:line-height="120%" fo:text-align="justify" style:justify-single-word="false" fo:orphans="2" fo:widows="2" fo:text-indent="0cm" style:auto-text-indent="false" style:vertical-align="baseline" style:snap-to-layout-grid="false" style:writing-mode="lr-tb">
        <style:tab-stops/>
      </style:paragraph-properties>
      <style:text-properties fo:color="#000000" style:font-name="바탕" fo:font-family="바탕" style:font-family-generic="roman" style:font-pitch="variable" fo:font-size="10pt" fo:letter-spacing="normal" style:font-name-asian="바탕1" style:font-family-asian="바탕" style:font-family-generic-asian="system" style:font-pitch-asian="variable" style:font-size-asian="10pt" style:text-scale="100%"/>
    </style:style>
    <style:style style:name="본문" style:family="paragraph" style:default-outline-level="">
      <style:paragraph-properties fo:margin-left="0.529cm" fo:margin-right="0cm" fo:margin-top="0cm" fo:margin-bottom="0cm" loext:contextual-spacing="false" fo:line-height="120%" fo:text-align="justify" style:justify-single-word="false" fo:orphans="2" fo:widows="2" fo:text-indent="0cm" style:auto-text-indent="false" style:vertical-align="baseline" style:snap-to-layout-grid="false" style:writing-mode="lr-tb">
        <style:tab-stops/>
      </style:paragraph-properties>
      <style:text-properties fo:color="#000000" style:font-name="바탕" fo:font-family="바탕" style:font-family-generic="roman" style:font-pitch="variable" fo:font-size="10pt" fo:letter-spacing="normal" style:font-name-asian="바탕1" style:font-family-asian="바탕" style:font-family-generic-asian="system" style:font-pitch-asian="variable" style:font-size-asian="10pt" style:text-scale="100%"/>
    </style:style>
    <style:style style:name="개요_20_1" style:display-name="개요 1" style:family="paragraph" style:default-outline-level="">
      <style:paragraph-properties fo:margin-left="0.353cm" fo:margin-right="0cm" fo:margin-top="0cm" fo:margin-bottom="0cm" loext:contextual-spacing="false" fo:line-height="120%" fo:text-align="justify" style:justify-single-word="false" fo:orphans="2" fo:widows="2" fo:text-indent="0cm" style:auto-text-indent="false" style:vertical-align="baseline" style:snap-to-layout-grid="false" style:writing-mode="lr-tb">
        <style:tab-stops/>
      </style:paragraph-properties>
      <style:text-properties fo:color="#000000" style:font-name="바탕" fo:font-family="바탕" style:font-family-generic="roman" style:font-pitch="variable" fo:font-size="10pt" fo:letter-spacing="normal" style:font-name-asian="바탕1" style:font-family-asian="바탕" style:font-family-generic-asian="system" style:font-pitch-asian="variable" style:font-size-asian="10pt" style:text-scale="100%"/>
    </style:style>
    <style:style style:name="개요_20_2" style:display-name="개요 2" style:family="paragraph" style:default-outline-level="">
      <style:paragraph-properties fo:margin-left="0.706cm" fo:margin-right="0cm" fo:margin-top="0cm" fo:margin-bottom="0cm" loext:contextual-spacing="false" fo:line-height="120%" fo:text-align="justify" style:justify-single-word="false" fo:orphans="2" fo:widows="2" fo:text-indent="0cm" style:auto-text-indent="false" style:vertical-align="baseline" style:snap-to-layout-grid="false" style:writing-mode="lr-tb">
        <style:tab-stops/>
      </style:paragraph-properties>
      <style:text-properties fo:color="#000000" style:font-name="바탕" fo:font-family="바탕" style:font-family-generic="roman" style:font-pitch="variable" fo:font-size="10pt" fo:letter-spacing="normal" style:font-name-asian="바탕1" style:font-family-asian="바탕" style:font-family-generic-asian="system" style:font-pitch-asian="variable" style:font-size-asian="10pt" style:text-scale="100%"/>
    </style:style>
    <style:style style:name="개요_20_3" style:display-name="개요 3" style:family="paragraph" style:default-outline-level="">
      <style:paragraph-properties fo:margin-left="1.058cm" fo:margin-right="0cm" fo:margin-top="0cm" fo:margin-bottom="0cm" loext:contextual-spacing="false" fo:line-height="120%" fo:text-align="justify" style:justify-single-word="false" fo:orphans="2" fo:widows="2" fo:text-indent="0cm" style:auto-text-indent="false" style:vertical-align="baseline" style:snap-to-layout-grid="false" style:writing-mode="lr-tb">
        <style:tab-stops/>
      </style:paragraph-properties>
      <style:text-properties fo:color="#000000" style:font-name="바탕" fo:font-family="바탕" style:font-family-generic="roman" style:font-pitch="variable" fo:font-size="10pt" fo:letter-spacing="normal" style:font-name-asian="바탕1" style:font-family-asian="바탕" style:font-family-generic-asian="system" style:font-pitch-asian="variable" style:font-size-asian="10pt" style:text-scale="100%"/>
    </style:style>
    <style:style style:name="개요_20_4" style:display-name="개요 4" style:family="paragraph" style:default-outline-level="">
      <style:paragraph-properties fo:margin-left="1.411cm" fo:margin-right="0cm" fo:margin-top="0cm" fo:margin-bottom="0cm" loext:contextual-spacing="false" fo:line-height="120%" fo:text-align="justify" style:justify-single-word="false" fo:orphans="2" fo:widows="2" fo:text-indent="0cm" style:auto-text-indent="false" style:vertical-align="baseline" style:snap-to-layout-grid="false" style:writing-mode="lr-tb">
        <style:tab-stops/>
      </style:paragraph-properties>
      <style:text-properties fo:color="#000000" style:font-name="바탕" fo:font-family="바탕" style:font-family-generic="roman" style:font-pitch="variable" fo:font-size="10pt" fo:letter-spacing="normal" style:font-name-asian="바탕1" style:font-family-asian="바탕" style:font-family-generic-asian="system" style:font-pitch-asian="variable" style:font-size-asian="10pt" style:text-scale="100%"/>
    </style:style>
    <style:style style:name="개요_20_5" style:display-name="개요 5" style:family="paragraph" style:default-outline-level="">
      <style:paragraph-properties fo:margin-left="1.764cm" fo:margin-right="0cm" fo:margin-top="0cm" fo:margin-bottom="0cm" loext:contextual-spacing="false" fo:line-height="120%" fo:text-align="justify" style:justify-single-word="false" fo:orphans="2" fo:widows="2" fo:text-indent="0cm" style:auto-text-indent="false" style:vertical-align="baseline" style:snap-to-layout-grid="false" style:writing-mode="lr-tb">
        <style:tab-stops/>
      </style:paragraph-properties>
      <style:text-properties fo:color="#000000" style:font-name="바탕" fo:font-family="바탕" style:font-family-generic="roman" style:font-pitch="variable" fo:font-size="10pt" fo:letter-spacing="normal" style:font-name-asian="바탕1" style:font-family-asian="바탕" style:font-family-generic-asian="system" style:font-pitch-asian="variable" style:font-size-asian="10pt" style:text-scale="100%"/>
    </style:style>
    <style:style style:name="개요_20_6" style:display-name="개요 6" style:family="paragraph" style:default-outline-level="">
      <style:paragraph-properties fo:margin-left="2.117cm" fo:margin-right="0cm" fo:margin-top="0cm" fo:margin-bottom="0cm" loext:contextual-spacing="false" fo:line-height="120%" fo:text-align="justify" style:justify-single-word="false" fo:orphans="2" fo:widows="2" fo:text-indent="0cm" style:auto-text-indent="false" style:vertical-align="baseline" style:snap-to-layout-grid="false" style:writing-mode="lr-tb">
        <style:tab-stops/>
      </style:paragraph-properties>
      <style:text-properties fo:color="#000000" style:font-name="바탕" fo:font-family="바탕" style:font-family-generic="roman" style:font-pitch="variable" fo:font-size="10pt" fo:letter-spacing="normal" style:font-name-asian="바탕1" style:font-family-asian="바탕" style:font-family-generic-asian="system" style:font-pitch-asian="variable" style:font-size-asian="10pt" style:text-scale="100%"/>
    </style:style>
    <style:style style:name="개요_20_7" style:display-name="개요 7" style:family="paragraph" style:default-outline-level="">
      <style:paragraph-properties fo:margin-left="2.469cm" fo:margin-right="0cm" fo:margin-top="0cm" fo:margin-bottom="0cm" loext:contextual-spacing="false" fo:line-height="120%" fo:text-align="justify" style:justify-single-word="false" fo:orphans="2" fo:widows="2" fo:text-indent="0cm" style:auto-text-indent="false" style:vertical-align="baseline" style:snap-to-layout-grid="false" style:writing-mode="lr-tb">
        <style:tab-stops/>
      </style:paragraph-properties>
      <style:text-properties fo:color="#000000" style:font-name="바탕" fo:font-family="바탕" style:font-family-generic="roman" style:font-pitch="variable" fo:font-size="10pt" fo:letter-spacing="normal" style:font-name-asian="바탕1" style:font-family-asian="바탕" style:font-family-generic-asian="system" style:font-pitch-asian="variable" style:font-size-asian="10pt" style:text-scale="100%"/>
    </style:style>
    <style:style style:name="쪽_20_번호" style:display-name="쪽 번호" style:family="paragraph" style:default-outline-level="">
      <style:paragraph-properties fo:margin-left="0cm" fo:margin-right="0cm" fo:margin-top="0cm" fo:margin-bottom="0cm" loext:contextual-spacing="false" fo:line-height="120%" fo:text-align="justify" style:justify-single-word="false" fo:orphans="2" fo:widows="2" fo:text-indent="0cm" style:auto-text-indent="false" style:vertical-align="baseline" style:snap-to-layout-grid="false" style:writing-mode="lr-tb">
        <style:tab-stops/>
      </style:paragraph-properties>
      <style:text-properties fo:color="#000000" style:font-name="굴림" fo:font-family="굴림" style:font-family-generic="roman" style:font-pitch="variable" fo:font-size="10pt" fo:letter-spacing="normal" style:font-name-asian="굴림1" style:font-family-asian="굴림" style:font-family-generic-asian="system" style:font-pitch-asian="variable" style:font-size-asian="10pt" style:text-scale="100%"/>
    </style:style>
    <style:style style:name="머리말" style:family="paragraph" style:default-outline-level="">
      <style:paragraph-properties fo:margin-left="0cm" fo:margin-right="0cm" fo:margin-top="0cm" fo:margin-bottom="0cm" loext:contextual-spacing="false" fo:line-height="112%" fo:text-align="justify" style:justify-single-word="false" fo:orphans="2" fo:widows="2" fo:text-indent="0cm" style:auto-text-indent="false" style:vertical-align="baseline" style:snap-to-layout-grid="false" style:writing-mode="lr-tb">
        <style:tab-stops/>
      </style:paragraph-properties>
      <style:text-properties fo:color="#000000" style:font-name="굴림" fo:font-family="굴림" style:font-family-generic="roman" style:font-pitch="variable" fo:font-size="9pt" fo:letter-spacing="normal" style:font-name-asian="굴림1" style:font-family-asian="굴림" style:font-family-generic-asian="system" style:font-pitch-asian="variable" style:font-size-asian="9pt" style:text-scale="100%"/>
    </style:style>
    <style:style style:name="Footnote" style:family="paragraph" style:default-outline-level="" style:class="extra">
      <style:paragraph-properties fo:margin-left="0.462cm" fo:margin-right="0cm" fo:margin-top="0cm" fo:margin-bottom="0cm" loext:contextual-spacing="false" fo:line-height="97%" fo:text-align="justify" style:justify-single-word="false" fo:orphans="2" fo:widows="2" fo:text-indent="-0.462cm" style:auto-text-indent="false" style:vertical-align="baseline" style:snap-to-layout-grid="false" style:writing-mode="lr-tb">
        <style:tab-stops/>
      </style:paragraph-properties>
      <style:text-properties fo:color="#000000" style:font-name="바탕" fo:font-family="바탕" style:font-family-generic="roman" style:font-pitch="variable" fo:font-size="9pt" fo:letter-spacing="-0.016cm" style:font-name-asian="바탕1" style:font-family-asian="바탕" style:font-family-generic-asian="system" style:font-pitch-asian="variable" style:font-size-asian="9pt" style:text-scale="95%"/>
    </style:style>
    <style:style style:name="메모" style:family="paragraph" style:default-outline-level="">
      <style:paragraph-properties fo:margin-left="0cm" fo:margin-right="0cm" fo:margin-top="0cm" fo:margin-bottom="0cm" loext:contextual-spacing="false" fo:line-height="120%" fo:text-align="justify" style:justify-single-word="false" fo:orphans="2" fo:widows="2" fo:text-indent="0cm" style:auto-text-indent="false" style:vertical-align="baseline" style:snap-to-layout-grid="true" style:writing-mode="lr-tb">
        <style:tab-stops/>
      </style:paragraph-properties>
      <style:text-properties fo:color="#000000" style:font-name="굴림" fo:font-family="굴림" style:font-family-generic="roman" style:font-pitch="variable" fo:font-size="9pt" fo:letter-spacing="-0.016cm" style:font-name-asian="굴림1" style:font-family-asian="굴림" style:font-family-generic-asian="system" style:font-pitch-asian="variable" style:font-size-asian="9pt" style:text-scale="95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나눔고딕" style:font-family-asian="나눔고딕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●" text:bullet-char="●">
        <style:list-level-properties text:list-level-position-and-space-mode="label-alignment">
          <style:list-level-label-alignment text:label-followed-by="nothing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999cm" fo:margin-left="2.499cm" fo:margin-right="2.499cm" style:writing-mode="lr-tb" style:layout-grid-color="#c0c0c0" style:layout-grid-lines="232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09-09-23T04:27:24</meta:creation-date>
    <meta:initial-creator>nice</meta:initial-creator>
    <dc:title>물 품 구 매 요 청 서</dc:title>
    <meta:editing-duration>PT6M46S</meta:editing-duration>
    <meta:generator>LibreOffice/6.4.4.2$Linux_X86_64 LibreOffice_project/3d775be2011f3886db32dfd395a6a6d1ca2630ff</meta:generator>
    <dc:date>2020-06-25T16:46:37.902878081</dc:date>
    <meta:editing-cycles>1</meta:editing-cycles>
    <meta:document-statistic meta:table-count="1" meta:image-count="0" meta:object-count="0" meta:page-count="1" meta:paragraph-count="92" meta:word-count="363" meta:character-count="764" meta:non-whitespace-character-count="67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